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M6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number-columns-repeated="2"/>
          <table:table-cell office:value-type="string" calcext:value-type="string">
            <text:p>Plany zakupowe</text:p>
          </table:table-cell>
          <table:table-cell office:value-type="float" office:value="1703" calcext:value-type="float">
            <text:p>1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er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formula="of:=SUM([.E2:.E4])" office:value-type="float" office:value="2150" calcext:value-type="float">
            <text:p>2150</text:p>
          </table:table-cell>
          <table:table-cell table:number-columns-repeated="6"/>
          <table:table-cell office:value-type="string" calcext:value-type="string">
            <text:p>Wydatki stałe</text:p>
          </table:table-cell>
          <table:table-cell office:value-type="string" calcext:value-type="string">
            <text:p>23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220" calcext:value-type="float">
            <text:p>220</text:p>
          </table:table-cell>
          <table:table-cell table:number-columns-repeated="10"/>
          <table:table-cell table:style-name="ce2" table:formula="of:=SUM([.M3:.M5])" office:value-type="float" office:value="2103" calcext:value-type="float">
            <text:p>2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łacić się candyemu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prawa telefonu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mena <text:s/>skorakorasv.pl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mena danielskorski.com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wer VPS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703" calcext:value-type="float">
            <text:p>1703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9"/>
          <table:table-cell table:formula="of:=SUM([.L16:.L18])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4500" calcext:value-type="float">
            <text:p>4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mp America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.00.0000</text:date>, <text:time style:data-style-name="N2" text:time-value="14:37:20.54263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6:42:17.899678700</meta:creation-date>
    <dc:date>2025-09-09T14:55:14.731182200</dc:date>
    <meta:editing-duration>PT7H43M56S</meta:editing-duration>
    <meta:editing-cycles>18</meta:editing-cycles>
    <meta:generator>LibreOffice/25.8.1.1$Windows_X86_64 LibreOffice_project/54047653041915e595ad4e45cccea684809c77b5</meta:generator>
    <meta:document-statistic meta:table-count="1" meta:cell-count="75" meta:object-count="0"/>
  </office:meta>
</office:document-meta>
</file>